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2021007FBE8.jpg" manifest:media-type="image/jpeg"/>
  <manifest:file-entry manifest:full-path="Pictures/10000000000009F6000001FBE53686B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6.577cm" fo:margin-left="0.009cm" fo:margin-top="0cm" fo:margin-bottom="0cm" table:align="left" style:writing-mode="lr-tb"/>
    </style:style>
    <style:style style:name="Tabla1.A" style:family="table-column">
      <style:table-column-properties style:column-width="16.577cm"/>
    </style:style>
    <style:style style:name="Tabla1.1" style:family="table-row">
      <style:table-row-properties style:min-row-height="0.764cm" fo:keep-together="auto"/>
    </style:style>
    <style:style style:name="Tabla1.A1" style:family="table-cell">
      <style:table-cell-properties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9.79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639cm" fo:margin-left="0.009cm" fo:margin-top="0cm" fo:margin-bottom="0cm" table:align="left" style:writing-mode="lr-tb"/>
    </style:style>
    <style:style style:name="Tabla2.A" style:family="table-column">
      <style:table-column-properties style:column-width="7.892cm"/>
    </style:style>
    <style:style style:name="Tabla2.B" style:family="table-column">
      <style:table-column-properties style:column-width="8.747cm"/>
    </style:style>
    <style:style style:name="Tabla2.1" style:family="table-row">
      <style:table-row-properties style:min-row-height="3.0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3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2" style:family="paragraph" style:parent-style-name="Heading_20_3">
      <style:paragraph-properties fo:margin-top="0.212cm" fo:margin-bottom="0cm" style:contextual-spacing="false" fo:line-height="150%" fo:text-align="justify" style:justify-single-word="false" fo:orphans="2" fo:widows="2"/>
      <style:text-properties style:font-name="arial" fo:font-size="11pt" fo:font-style="normal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text-align="end" style:justify-single-word="false"/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7" style:family="paragraph" style:parent-style-name="Standard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8" style:family="paragraph" style:parent-style-name="Standard">
      <style:paragraph-properties fo:line-height="150%"/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3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14" style:family="paragraph" style:parent-style-name="Text_20_body" style:list-style-name="L1">
      <style:paragraph-properties fo:line-height="150%" fo:text-align="justify" style:justify-single-word="false"/>
    </style:style>
    <style:style style:name="P15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16" style:family="paragraph" style:parent-style-name="Text_20_body" style:list-style-name="L2">
      <style:paragraph-properties fo:line-height="150%" fo:text-align="justify" style:justify-single-word="false"/>
    </style:style>
    <style:style style:name="P17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</style:style>
    <style:style style:name="P18" style:family="paragraph" style:parent-style-name="Text_20_body" style:list-style-name="L3">
      <style:paragraph-properties fo:line-height="150%" fo:text-align="justify" style:justify-single-word="false"/>
    </style:style>
    <style:style style:name="P19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</style:style>
    <style:style style:name="P20" style:family="paragraph" style:parent-style-name="Text_20_body" style:list-style-name="L4">
      <style:paragraph-properties fo:line-height="150%" fo:text-align="justify" style:justify-single-word="false"/>
    </style:style>
    <style:style style:name="P21" style:family="paragraph" style:parent-style-name="Text_20_body" style:list-style-name="L5">
      <style:paragraph-properties fo:line-height="150%" fo:text-align="justify" style:justify-single-word="false"/>
    </style:style>
    <style:style style:name="T1" style:family="text"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T3" style:family="text">
      <style:text-properties style:font-name="Arial" fo:font-size="11pt" fo:font-style="italic" style:font-name-asian="Calibri1" style:font-size-asian="11pt" style:font-style-asian="italic" style:font-name-complex="Arial1" style:font-size-complex="11pt"/>
    </style:style>
    <style:style style:name="T4" style:family="text">
      <style:text-properties style:font-name="Arial" fo:font-weight="bold" style:font-weight-asian="bold" style:font-name-complex="Arial1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T6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7" style:family="text">
      <style:text-properties style:font-name="Calibri" style:font-name-complex="Times New Roman1"/>
    </style:style>
    <style:style style:name="T8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/>
      <text:p text:style-name="P4" loext:marker-style-name="T1"><text:span text:style-name="T1">No.01</text:span><text:span text:style-name="T1"/></text:p>
      <text:p text:style-name="P5" loext:marker-style-name="T2"><text:span text:style-name="T2"><text:s text:c="13"/>Bitácora semanal Estadía Dual</text:span><text:span text:style-name="T2"/></text:p>
      <text:p text:style-name="P6" loext:marker-style-name="T2"/>
      <text:p text:style-name="Standard" loext:marker-style-name="T3"><text:span text:style-name="T3"><text:s/>Carrera: Ingeniería en Desarrollo y Gestión de Software</text:span><text:span text:style-name="T3"/></text:p>
      <text:p text:style-name="Standard" loext:marker-style-name="T3"><text:span text:style-name="T3"><text:s/>Empresa: RUSHTEC</text:span><text:span text:style-name="T3"/></text:p>
      <text:p text:style-name="Standard" loext:marker-style-name="T3"><text:span text:style-name="T3"><text:s/>Semana: 1</text:span><text:span text:style-name="T3"/></text:p>
      <text:p text:style-name="Standard" loext:marker-style-name="T3"><text:span text:style-name="T3"><text:s/>Nombre del estudiante: José Luis Arredondo Lara</text:span><text:span text:style-name="T3"/></text:p>
      <text:p text:style-name="Standard" loext:marker-style-name="T3"><text:span text:style-name="T3"><text:s/>Puesto de aprendizaje: Practicante de desarrollo y programación</text:span><text:span text:style-name="T3"/></text:p>
      <text:p text:style-name="P7" loext:marker-style-name="T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 loext:marker-style-name="T4"><text:span text:style-name="T4"><text:s text:c="60"/>ACTIVIDADES REALIZADAS</text:span><text:span text:style-name="T4"/></text:p>
          </table:table-cell>
        </table:table-row>
        <table:table-row table:style-name="Tabla1.2">
          <table:table-cell table:style-name="Tabla1.A2" office:value-type="string">
            <text:h text:style-name="P2" text:outline-level="3">Lunes</text:h>
            <text:list text:style-name="L1">
              <text:list-item>
                <text:p text:style-name="P13"><text:span text:style-name="Strong_20_Emphasis"><text:span text:style-name="T8">Bienvenida e introducción al equipo</text:span></text:span><text:span text:style-name="T8">: Se participó en la bienvenida formal y se conoció a los miembros del equipo de trabajo, así como los roles y funciones de cada uno.</text:span></text:p>
              </text:list-item>
              <text:list-item>
                <text:p text:style-name="P13"><text:span text:style-name="Strong_20_Emphasis"><text:span text:style-name="T8">Inducción sobre el proyecto y herramientas de trabajo</text:span></text:span><text:span text:style-name="T8">: Se recibió una introducción general sobre el proyecto en el que se estará colaborando y las tecnologías que se utilizarán, además de una explicación sobre los objetivos y metas del equipo.</text:span></text:p>
              </text:list-item>
              <text:list-item>
                <text:p text:style-name="P14"><text:span text:style-name="Strong_20_Emphasis"><text:span text:style-name="T8">Traslado al alojamiento</text:span></text:span><text:span text:style-name="T8">: Se realizó el traslado al inmueble proporcionado por la empresa para el hospedaje durante el tiempo de la práctica.</text:span></text:p>
              </text:list-item>
            </text:list>
            <text:h text:style-name="P1" text:outline-level="3">Martes</text:h>
            <text:list text:style-name="L2">
              <text:list-item>
                <text:p text:style-name="P15"><text:span text:style-name="Strong_20_Emphasis"><text:span text:style-name="T8">Revisión inicial de requerimientos con el cliente</text:span></text:span><text:span text:style-name="T8">: Se tuvo una reunión inicial con el cliente para conocer sus expectativas y los requerimientos generales del proyecto.</text:span></text:p>
              </text:list-item>
              <text:list-item>
                <text:p text:style-name="P15"><text:span text:style-name="Strong_20_Emphasis"><text:span text:style-name="T8">Creación de diagramas de casos de uso</text:span></text:span><text:span text:style-name="T8">: Se crearon los diagramas que representan las principales funcionalidades que los usuarios finales necesitarán en el sistema.</text:span></text:p>
              </text:list-item>
              <text:list-item>
                <text:p text:style-name="P16"><text:span text:style-name="Strong_20_Emphasis"><text:span text:style-name="T8">Entrega de equipos e instalación de herramientas</text:span></text:span><text:span text:style-name="T8">: Se entregaron las computadoras y se comenzó la instalación de las herramientas necesarias para programar y desarrollar el proyecto.</text:span></text:p>
              </text:list-item>
            </text:list>
            <text:h text:style-name="P1" text:outline-level="3">Miércoles</text:h>
            <text:list text:style-name="L3">
              <text:list-item>
                <text:p text:style-name="P17"><text:span text:style-name="Strong_20_Emphasis"><text:span text:style-name="T8">Presentación y ajuste de casos de uso con el cliente</text:span></text:span><text:span text:style-name="T8">: Se presentaron los diagramas </text:span><text:soft-page-break/><text:span text:style-name="T8">de casos de uso al cliente para recibir retroalimentación y realizar los ajustes necesarios.</text:span></text:p>
              </text:list-item>
              <text:list-item>
                <text:p text:style-name="P17"><text:span text:style-name="Strong_20_Emphasis"><text:span text:style-name="T8">Modelado preliminar de datos para el sistema de usuarios</text:span></text:span><text:span text:style-name="T8">: Se completó el modelo de datos preliminar necesario para el sistema de usuarios.</text:span></text:p>
              </text:list-item>
              <text:list-item>
                <text:p text:style-name="P18"><text:span text:style-name="Strong_20_Emphasis"><text:span text:style-name="T8">Implementación inicial de la base de datos</text:span></text:span><text:span text:style-name="T8">: Se inició la configuración de la base de datos, creando las tablas necesarias para estructurar el sistema de usuarios.</text:span></text:p>
              </text:list-item>
            </text:list>
            <text:h text:style-name="P1" text:outline-level="3">Jueves</text:h>
            <text:list text:style-name="L4">
              <text:list-item>
                <text:p text:style-name="P19"><text:span text:style-name="Strong_20_Emphasis"><text:span text:style-name="T8">Capacitación en seguridad y riesgos laborales</text:span></text:span><text:span text:style-name="T8">: Se tuvo una capacitación sobre medidas de seguridad y riesgos laborales, orientada a la protección en el entorno de trabajo.</text:span></text:p>
              </text:list-item>
              <text:list-item>
                <text:p text:style-name="P19"><text:span text:style-name="Strong_20_Emphasis"><text:span text:style-name="T8">Finalización de la configuración de usuarios en la base de datos</text:span></text:span><text:span text:style-name="T8">: Se continuó trabajando en la gestión de usuarios en la base de datos, completando las tablas y haciendo los ajustes necesarios.</text:span></text:p>
              </text:list-item>
              <text:list-item>
                <text:p text:style-name="P20"><text:span text:style-name="Strong_20_Emphasis"><text:span text:style-name="T8">Capacitación en la tecnología y procedimientos almacenados</text:span></text:span><text:span text:style-name="T8">: Se recibió una capacitación breve sobre la tecnología que se utilizará en el proyecto y los procedimientos almacenados, siguiendo las pautas de la empresa.</text:span></text:p>
              </text:list-item>
            </text:list>
            <text:h text:style-name="P1" text:outline-level="3">Viernes</text:h>
            <text:list text:style-name="L5">
              <text:list-item>
                <text:p text:style-name="P21"><text:span text:style-name="Strong_20_Emphasis"><text:span text:style-name="T8">Codificación de la primera pantalla</text:span></text:span><text:span text:style-name="T8">: Se inició la codificación de la primera pantalla visual con la que los usuarios interactuarán, creando su estructura básica usando HTML y CSS.</text:span></text:p>
              </text:list-item>
            </text:list>
          </table:table-cell>
        </table:table-row>
      </table:table>
      <text:p text:style-name="P8" loext:marker-style-name="T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 loext:marker-style-name="T4"/>
            <text:p text:style-name="P10" loext:marker-style-name="T4"><text:bookmark text:name="_GoBack"/></text:p>
            <text:p text:style-name="P12" loext:marker-style-name="T4"><text:span text:style-name="T6">__Ing._Ángel Manuel Santoyo López</text:span><text:span text:style-name="T4"> _</text:span></text:p>
            <text:p text:style-name="P12" loext:marker-style-name="T4"><text:span text:style-name="T4">Nombre y firma asesor empresarial <text:s/></text:span><text:span text:style-name="T4"/></text:p>
          </table:table-cell>
          <table:table-cell table:style-name="Tabla2.A1" office:value-type="string">
            <text:p text:style-name="P9" loext:marker-style-name="T4"/>
            <text:p text:style-name="P10" loext:marker-style-name="T4"/>
            <text:p text:style-name="P12" loext:marker-style-name="T4"><text:span text:style-name="T4">____ </text:span><text:span text:style-name="T6">Dr. José Miguel Barrón Adame</text:span><text:span text:style-name="T4">_____</text:span></text:p>
            <text:p text:style-name="P12" loext:marker-style-name="T4"><text:span text:style-name="T4">Nombre y firma asesor académico <text:s/></text:span><text:span text:style-name="T4"/></text:p>
          </table:table-cell>
        </table:table-row>
      </table:table>
      <text:p text:style-name="Standard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2.538cm" fo:margin-bottom="3.7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3" text:anchor-type="char" svg:y="-3.441cm" svg:width="21.661cm" svg:height="4.306cm" draw:z-index="3"><draw:image xlink:href="Pictures/10000000000009F6000001FBE53686B9.jpg" xlink:type="simple" xlink:show="embed" xlink:actuate="onLoad" draw:mime-type="image/jpeg"/></draw:frame></text:p>
      </style:header>
      <style:footer>
        <text:p text:style-name="Footer"><draw:frame draw:style-name="Mfr2" draw:name="Imagen 2" text:anchor-type="char" svg:x="-3.101cm" svg:y="-0.097cm" svg:width="21.796cm" svg:height="4.392cm" draw:z-index="1"><draw:image xlink:href="Pictures/10000000000009F6000002021007FBE8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ín</meta:initial-creator>
    <meta:editing-cycles>5</meta:editing-cycles>
    <meta:creation-date>2024-12-06T17:56:00</meta:creation-date>
    <dc:date>2024-12-06T12:44:01.264145488</dc:date>
    <meta:editing-duration>PT6M27S</meta:editing-duration>
    <meta:generator>LibreOffice/24.2.6.2$Linux_X86_64 LibreOffice_project/420$Build-2</meta:generator>
    <meta:document-statistic meta:table-count="2" meta:image-count="2" meta:object-count="0" meta:page-count="2" meta:paragraph-count="30" meta:word-count="432" meta:character-count="2807" meta:non-whitespace-character-count="2336"/>
    <meta:user-defined meta:name="AppVersion">16.0000</meta:user-defined>
    <meta:template xlink:type="simple" xlink:actuate="onRequest" xlink:title="Normal.dotm" xlink:href=""/>
  </office:meta>
</office:document-meta>
</file>